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Ostali UML dijagrami</text:p>
      <text:p text:style-name="Normal">Dijagram stanja</text:p>
      <text:p text:style-name="Normal">Pritiskom na ikonu aplikacije otvara se pocetni prozor, korisnik tada ima dvije mogucnosti. Ukoliko korsnik zeli nuditi poslove a ne samo<text:s/>pregledavati poslove može to učiniti registracijom u sustav koji nudi sama aplikacija. Korisnik prilikom same registracije mora unijeti neke osobne podatke kao sto su: ime, prezime, lozinka, <text:s/>e-mail adresa. Korisnik nakon same registracije je duzan napraviti verifikaciju samog profila koja ce mu biti posalna u obliku e-maila. Nakon verifikacije korisnik se moze prijaviti u sustav. Ukoliko kosnik ne napravi spomenute korake moze koristiti aplikaciju kao neregistirirani korisnik.</text:p>
      <text:p text:style-name="Normal">Neregistrirani korisnik ime samo pravo pregleda poslova od strane registriranih korisnika</text:p>
      <text:p text:style-name="Normal">Ukoliko je korisnik registriran aplikacija mu nudi također pregled svih poslova, dodavanje poslova, prihvacanje poslova, uredivanje vlastitoga profila i ocjenjivanje drugih korisnika.</text:p>
      <text:p text:style-name="Normal">Administratori uz navedene ovlasti moze dodatno brisati korsnike, nezelene poslove kao i neprimjerene sadrzaje koji se mogu naci.</text:p>
      <text:p text:style-name="Normal">Prilikom zavrsetka rada na aplikaciji korisnik ima mogucnost odjaviti se pomocu gumba „Odjava“, kojim se odjavljuje sa korisnickog racuna<text:s/>i vraca se na pocetni prozor same aplikacije.</text:p>
      <text:p text:style-name="Normal">U nastavku cemo pomocu dijagrama stanja prikazati razlicite tipove korisnika.</text:p>
      <text:p text:style-name="Normal"/>
      <text:p text:style-name="Normal"/>
      <text:p text:style-name="Normal">Komunikacijski dijagram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r" fo:country="H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kov Vidak</meta:initial-creator>
    <dc:creator>Jakov Vidak</dc:creator>
    <meta:creation-date>2017-11-04T12:07:00Z</meta:creation-date>
    <dc:date>2017-11-05T16:13:00Z</dc:date>
    <meta:template xlink:href="Normal" xlink:type="simple"/>
    <meta:editing-cycles>3</meta:editing-cycles>
    <meta:editing-duration>PT9780S</meta:editing-duration>
    <meta:document-statistic meta:page-count="1" meta:paragraph-count="2" meta:word-count="201" meta:character-count="1349" meta:row-count="9" meta:non-whitespace-character-count="1150"/>
  </office:meta>
</office:document-meta>
</file>